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ocIDRemapper.MergeDocIDRemapper( SegmentInfos infos , int [ ] [ ] docMaps , int [ ] delCounts , MergePolicy . OneMerge merge , int mergedDoc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ergeDocIDRemapper.remap( int oldDoc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